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301875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6" table:default-cell-style-name="ce1"/>
        <table:table-column table:style-name="co9" table:number-columns-repeated="9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7" table:default-cell-style-name="ce1"/>
        <table:table-column table:style-name="co12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 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string" table:style-name="ce5">
            <text:p>Iteration 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1.375" table:formula="of:=11/8" table:style-name="ce5">
            <text:p>1,37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.47826086956521741" table:formula="of:=11/23" table:style-name="ce5">
            <text:p>0,47826087</text:p>
          </table:table-cell>
          <table:table-cell office:value-type="float" office:value="25" table:style-name="ce5">
            <text:p>25</text:p>
          </table:table-cell>
          <table:table-cell office:value-type="float" office:value="12" table:style-name="ce5">
            <text:p>12</text:p>
          </table:table-cell>
          <table:table-cell office:value-type="float" office:value="3.125" table:formula="of:=25/8" table:style-name="ce5">
            <text:p>3,12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48" table:formula="of:=12/25" table:style-name="ce5">
            <text:p>0,48</text:p>
          </table:table-cell>
          <table:table-cell office:value-type="float" office:value="359" table:style-name="ce5">
            <text:p>359</text:p>
          </table:table-cell>
          <table:table-cell office:value-type="float" office:value="44.875" table:formula="of:=359/8" table:style-name="ce5">
            <text:p>44,875</text:p>
          </table:table-cell>
          <table:table-cell office:value-type="float" office:value="13" table:style-name="ce5">
            <text:p>13</text:p>
          </table:table-cell>
          <table:table-cell office:value-type="float" office:value="95" table:style-name="ce5">
            <text:p>9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8" table:style-name="ce5"/>
          <table:table-cell office:value-type="float" office:value="28" table:style-name="ce5">
            <text:p>28</text:p>
          </table:table-cell>
          <table:table-cell office:value-type="float" office:value="0.89662374273838397" table:style-name="ce5">
            <text:p>0,896623743</text:p>
          </table:table-cell>
          <table:table-cell office:value-type="float" office:value="0.85610783661211498" table:style-name="ce6">
            <text:p>0,856107837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38"/>
        </table:table-row>
        <table:table-row table:style-name="ro1">
          <table:table-cell office:value-type="string" table:style-name="ce5">
            <text:p>Iteration 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1.375" table:formula="of:=11/8" table:style-name="ce5">
            <text:p>1,37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.47826086956521741" table:formula="of:=11/23" table:style-name="ce5">
            <text:p>0,47826087</text:p>
          </table:table-cell>
          <table:table-cell office:value-type="float" office:value="26" table:style-name="ce5">
            <text:p>26</text:p>
          </table:table-cell>
          <table:table-cell office:value-type="float" office:value="12" table:style-name="ce5">
            <text:p>12</text:p>
          </table:table-cell>
          <table:table-cell office:value-type="float" office:value="3.25" table:formula="of:=26/8" table:style-name="ce5">
            <text:p>3,2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46153846153846156" table:formula="of:=12/26" table:style-name="ce5">
            <text:p>0,461538462</text:p>
          </table:table-cell>
          <table:table-cell office:value-type="float" office:value="455" table:style-name="ce5">
            <text:p>455</text:p>
          </table:table-cell>
          <table:table-cell office:value-type="float" office:value="56.875" table:formula="of:=455/8" table:style-name="ce5">
            <text:p>56,875</text:p>
          </table:table-cell>
          <table:table-cell office:value-type="float" office:value="13" table:style-name="ce5">
            <text:p>13</text:p>
          </table:table-cell>
          <table:table-cell office:value-type="float" office:value="107" table:style-name="ce5">
            <text:p>10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96" table:formula="of:=455-359" table:style-name="ce5">
            <text:p>96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" table:style-name="ce5">
            <text:p>41</text:p>
          </table:table-cell>
          <table:table-cell office:value-type="float" office:value="0.91521611820564697" table:style-name="ce5">
            <text:p>0,915216118</text:p>
          </table:table-cell>
          <table:table-cell office:value-type="float" office:value="0.91466975608349499" table:style-name="ce6">
            <text:p>0,914669756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38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an</meta:initial-creator>
    <dc:creator>Pc</dc:creator>
    <meta:creation-date>2020-11-22T17:04:44Z</meta:creation-date>
    <dc:date>2021-02-06T15:20:56Z</dc:date>
  </office:meta>
</office:document-meta>
</file>